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79cm"/>
    </style:style>
    <style:style style:name="co3" style:family="table-column">
      <style:table-column-properties fo:break-before="auto" style:column-width="2.806cm"/>
    </style:style>
    <style:style style:name="co4" style:family="table-column">
      <style:table-column-properties fo:break-before="auto" style:column-width="6.914cm"/>
    </style:style>
    <style:style style:name="co5" style:family="table-column">
      <style:table-column-properties fo:break-before="auto" style:column-width="2.03cm"/>
    </style:style>
    <style:style style:name="co6" style:family="table-column">
      <style:table-column-properties fo:break-before="auto" style:column-width="3.3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Version</text:p>
          </table:table-cell>
          <table:table-cell table:style-name="ce1" office:value-type="string">
            <text:p>Git Branch</text:p>
          </table:table-cell>
          <table:table-cell table:style-name="ce1" office:value-type="string">
            <text:p>Epic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2">
            <draw:frame table:end-cell-address="Features.F1" table:end-x="1.636cm" table:end-y="0.453cm" draw:z-index="0" draw:style-name="gr1" svg:width="1.636cm" svg:height="0.452cm" svg:x="0cm" svg:y="0.001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v0.2</text:p>
          </table:table-cell>
          <table:table-cell office:value-type="string">
            <text:p>feature-0001</text:p>
          </table:table-cell>
          <table:table-cell office:value-type="string">
            <text:p>Filestructure</text:p>
          </table:table-cell>
          <table:table-cell office:value-type="string">
            <text:p>Restructure of files</text:p>
          </table:table-cell>
          <table:table-cell office:value-type="string">
            <text:p>Completed</text:p>
          </table:table-cell>
          <table:table-cell table:style-name="ce3"/>
        </table:table-row>
        <table:table-row table:style-name="ro1">
          <table:table-cell office:value-type="string">
            <text:p>v0.3</text:p>
          </table:table-cell>
          <table:table-cell office:value-type="string">
            <text:p>feature-0002</text:p>
          </table:table-cell>
          <table:table-cell office:value-type="string">
            <text:p>Documentation</text:p>
          </table:table-cell>
          <table:table-cell office:value-type="string">
            <text:p>Refine process of work (documentation)</text:p>
          </table:table-cell>
          <table:table-cell office:value-type="string">
            <text:p>Completed</text:p>
          </table:table-cell>
          <table:table-cell table:style-name="ce3"/>
        </table:table-row>
        <table:table-row table:style-name="ro1">
          <table:table-cell office:value-type="string">
            <text:p>v0.3</text:p>
          </table:table-cell>
          <table:table-cell office:value-type="string">
            <text:p>feature-0003</text:p>
          </table:table-cell>
          <table:table-cell office:value-type="string">
            <text:p>Documentation</text:p>
          </table:table-cell>
          <table:table-cell office:value-type="string">
            <text:p>Specify features for v0.3</text:p>
          </table:table-cell>
          <table:table-cell office:value-type="string">
            <text:p>Completed</text:p>
          </table:table-cell>
          <table:table-cell/>
        </table:table-row>
        <table:table-row table:style-name="ro1">
          <table:table-cell/>
          <table:table-cell office:value-type="string">
            <text:p>feature-0004</text:p>
          </table:table-cell>
          <table:table-cell office:value-type="string">
            <text:p>Local Database</text:p>
          </table:table-cell>
          <table:table-cell office:value-type="string">
            <text:p>Integrate data models into local database</text:p>
          </table:table-cell>
          <table:table-cell office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>
            <text:p>feature-0005</text:p>
          </table:table-cell>
          <table:table-cell office:value-type="string">
            <text:p>Local Database</text:p>
          </table:table-cell>
          <table:table-cell office:value-type="string">
            <text:p>Store fetched data into local database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6</text:p>
          </table:table-cell>
          <table:table-cell office:value-type="string">
            <text:p>Local Database</text:p>
          </table:table-cell>
          <table:table-cell office:value-type="string">
            <text:p>Load fetched data from local database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7</text:p>
          </table:table-cell>
          <table:table-cell office:value-type="string">
            <text:p>Data Refresh</text:p>
          </table:table-cell>
          <table:table-cell office:value-type="string">
            <text:p>Add an expiration date of local data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8</text:p>
          </table:table-cell>
          <table:table-cell office:value-type="string">
            <text:p>Data Refresh</text:p>
          </table:table-cell>
          <table:table-cell office:value-type="string">
            <text:p>Refresh expired data on demand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9</text:p>
          </table:table-cell>
          <table:table-cell office:value-type="string">
            <text:p>Unit Testing</text:p>
          </table:table-cell>
          <table:table-cell office:value-type="string">
            <text:p>Refactorize API to interfaces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0</text:p>
          </table:table-cell>
          <table:table-cell office:value-type="string">
            <text:p>Unit Testing</text:p>
          </table:table-cell>
          <table:table-cell office:value-type="string">
            <text:p>Refactorize database to interfaces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1</text:p>
          </table:table-cell>
          <table:table-cell office:value-type="string">
            <text:p>Unit Testing</text:p>
          </table:table-cell>
          <table:table-cell office:value-type="string">
            <text:p>Write unit tests for data expiration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2</text:p>
          </table:table-cell>
          <table:table-cell office:value-type="string">
            <text:p>Export</text:p>
          </table:table-cell>
          <table:table-cell office:value-type="string">
            <text:p>Specify export interface</text:p>
          </table:table-cell>
          <table:table-cell office:value-type="string">
            <text:p>Completed</text:p>
          </table:table-cell>
          <table:table-cell/>
        </table:table-row>
        <table:table-row table:style-name="ro1">
          <table:table-cell/>
          <table:table-cell office:value-type="string">
            <text:p>feature-0013</text:p>
          </table:table-cell>
          <table:table-cell office:value-type="string">
            <text:p>Export</text:p>
          </table:table-cell>
          <table:table-cell office:value-type="string">
            <text:p>Implement void export</text:p>
          </table:table-cell>
          <table:table-cell office:value-type="string">
            <text:p>Completed</text:p>
          </table:table-cell>
          <table:table-cell/>
        </table:table-row>
        <table:table-row table:style-name="ro1">
          <table:table-cell/>
          <table:table-cell office:value-type="string">
            <text:p>feature-0014</text:p>
          </table:table-cell>
          <table:table-cell office:value-type="string">
            <text:p>Export</text:p>
          </table:table-cell>
          <table:table-cell office:value-type="string">
            <text:p>Implement csv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5</text:p>
          </table:table-cell>
          <table:table-cell office:value-type="string">
            <text:p>Export</text:p>
          </table:table-cell>
          <table:table-cell office:value-type="string">
            <text:p>Implement excel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6</text:p>
          </table:table-cell>
          <table:table-cell office:value-type="string">
            <text:p>Export</text:p>
          </table:table-cell>
          <table:table-cell office:value-type="string">
            <text:p>Implement ods expor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3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4">2015-07-04</text:date>, <text:time>15:4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9M12S</meta:editing-duration>
    <meta:editing-cycles>16</meta:editing-cycles>
    <meta:generator>OpenOffice/4.0.1$Win32 OpenOffice.org_project/401m5$Build-9714</meta:generator>
    <dc:date>2015-07-04T15:46:06.14</dc:date>
    <meta:document-statistic meta:table-count="1" meta:cell-count="7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2015-06-27</text:date>, <text:time>16:1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